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895cm" table:align="center"/>
    </style:style>
    <style:style style:name="Table1.A" style:family="table-column">
      <style:table-column-properties style:column-width="11.652cm"/>
    </style:style>
    <style:style style:name="Table1.B" style:family="table-column">
      <style:table-column-properties style:column-width="7.243cm"/>
    </style:style>
    <style:style style:name="Table1.A1.1" style:family="table-column">
      <style:table-column-properties style:column-width="4.441cm"/>
    </style:style>
    <style:style style:name="Table1.A1.2" style:family="table-column">
      <style:table-column-properties style:column-width="7.211cm"/>
    </style:style>
    <style:style style:name="Table1.A1.1" style:family="table-row">
      <style:table-row-properties style:min-row-height="1.143cm"/>
    </style:style>
    <style:style style:name="Table1.A1.1.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/>
    </style:style>
    <style:style style:name="Table1.A1.2.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/>
    </style:style>
    <style:style style:name="Table1.A1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.A1.2.2" style:family="table-cell">
      <style:table-cell-properties style:vertical-align="top" fo:padding-left="0.191cm" fo:padding-right="0.191cm" fo:padding-top="0cm" fo:padding-bottom="0cm" fo:border="none"/>
    </style:style>
    <style:style style:name="Table1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.2" style:family="table-column">
      <style:table-column-properties style:column-width="0.683cm"/>
    </style:style>
    <style:style style:name="Table1.A2.3" style:family="table-column">
      <style:table-column-properties style:column-width="3.263cm"/>
    </style:style>
    <style:style style:name="Table1.A2.4" style:family="table-column">
      <style:table-column-properties style:column-width="3.265cm"/>
    </style:style>
    <style:style style:name="Table1.A2.1.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A2.2.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.A2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.A2.2.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1.A2.4" style:family="table-row">
      <style:table-row-properties style:min-row-height="2.54cm"/>
    </style:style>
    <style:style style:name="Table1.A2.5" style:family="table-row">
      <style:table-row-properties style:row-height="0.762cm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text-properties fo:color="#000000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nimalTypeName&gt;&gt; Animal Detail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>
            <table:table table:is-sub-table="true">
              <table:table-column table:style-name="Table1.A1.1"/>
              <table:table-column table:style-name="Table1.A1.2"/>
              <table:table-row table:style-name="Table1.A1.1">
                <table:table-cell table:style-name="Table1.A1.1.1" office:value-type="string">
                  <text:p text:style-name="Standard">Date of entry</text:p>
                </table:table-cell>
                <table:table-cell table:style-name="Table1.A1.2.1" office:value-type="string">
                  <text:p text:style-name="P2">&lt;&lt;DateBroughtIn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Ref</text:p>
                </table:table-cell>
                <table:table-cell table:style-name="Table1.A1.2.2" office:value-type="string">
                  <text:p text:style-name="P2">&lt;&lt;ShelterCod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ame</text:p>
                </table:table-cell>
                <table:table-cell table:style-name="Table1.A1.2.2" office:value-type="string">
                  <text:p text:style-name="P2">&lt;&lt;Animal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nimal Type</text:p>
                </table:table-cell>
                <table:table-cell table:style-name="Table1.A1.2.2" office:value-type="string">
                  <text:p text:style-name="P2">&lt;&lt;AnimalType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pecies</text:p>
                </table:table-cell>
                <table:table-cell table:style-name="Table1.A1.2.2" office:value-type="string">
                  <text:p text:style-name="P2">&lt;&lt;Species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Breed</text:p>
                </table:table-cell>
                <table:table-cell table:style-name="Table1.A1.2.2" office:value-type="string">
                  <text:p text:style-name="P2">&lt;&lt;Breed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cceptance Number</text:p>
                </table:table-cell>
                <table:table-cell table:style-name="Table1.A1.2.2" office:value-type="string">
                  <text:p text:style-name="P2">&lt;&lt;AcceptanceNumber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ex</text:p>
                </table:table-cell>
                <table:table-cell table:style-name="Table1.A1.2.2" office:value-type="string">
                  <text:p text:style-name="P2">&lt;&lt;Sex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eutered?</text:p>
                </table:table-cell>
                <table:table-cell table:style-name="Table1.A1.2.2" office:value-type="string">
                  <text:p text:style-name="P2">&lt;&lt;Neutered&gt;&gt;, &lt;&lt;NeuteredDat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ge</text:p>
                </table:table-cell>
                <table:table-cell table:style-name="Table1.A1.2.2" office:value-type="string">
                  <text:p text:style-name="P2">&lt;&lt;Ag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Colour &amp; Markings</text:p>
                </table:table-cell>
                <table:table-cell table:style-name="Table1.A1.2.2" office:value-type="string">
                  <text:p text:style-name="P2">&lt;&lt;BaseColorName&gt;&gt;, &lt;&lt;Markings&gt;&gt;</text:p>
                </table:table-cell>
              </table:table-row>
            </table:table>
          </table:table-cell>
          <table:table-cell table:style-name="Table1.B1" office:value-type="string">
            <text:p text:style-name="Standard">Comments (available to the public)</text:p>
            <text:p text:style-name="P2">&lt;&lt;AnimalComments&gt;&gt;</text:p>
          </table:table-cell>
        </table:table-row>
        <table:table-row>
          <table:table-cell>
            <table:table table:is-sub-table="true">
              <table:table-column table:style-name="Table1.A1.1"/>
              <table:table-column table:style-name="Table1.A2.2"/>
              <table:table-column table:style-name="Table1.A2.3"/>
              <table:table-column table:style-name="Table1.A2.4"/>
              <table:table-row table:style-name="Table1.A1.1">
                <table:table-cell table:style-name="Table1.A2.1.1" office:value-type="string">
                  <text:p text:style-name="Standard">Microchip Number</text:p>
                </table:table-cell>
                <table:table-cell table:style-name="Table1.A2.2.1" table:number-columns-spanned="3" office:value-type="string">
                  <text:p text:style-name="P2">&lt;&lt;IdentichipNumber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Reason for entry</text:p>
                </table:table-cell>
                <table:table-cell table:style-name="Table1.A2.2.2" table:number-columns-spanned="3" office:value-type="string">
                  <text:p text:style-name="P2">&lt;&lt;ReasonForEntry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Medical Problems</text:p>
                </table:table-cell>
                <table:table-cell table:style-name="Table1.A2.2.2" table:number-columns-spanned="3" office:value-type="string">
                  <text:p text:style-name="P2">&lt;&lt;HealthProblems&gt;&gt;</text:p>
                </table:table-cell>
                <table:covered-table-cell/>
                <table:covered-table-cell/>
              </table:table-row>
              <table:table-row table:style-name="Table1.A2.4">
                <table:table-cell table:style-name="Table1.A2.1.1" office:value-type="string">
                  <text:p text:style-name="Standard">Owner Details</text:p>
                </table:table-cell>
                <table:table-cell table:style-name="Table1.A2.2.1" table:number-columns-spanned="3" office:value-type="string">
                  <text:p text:style-name="P2">&lt;&lt;OriginalOwnerName&gt;&gt;</text:p>
                  <text:p text:style-name="P2">&lt;&lt;OriginalOwnerAddress&gt;&gt;</text:p>
                  <text:p text:style-name="P2">&lt;&lt;OriginalOwnerZipcode&gt;&gt;</text:p>
                </table:table-cell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4" office:value-type="string">
                  <text:p text:style-name="P3">Vaccination Details</text:p>
                </table:table-cell>
                <table:covered-table-cell/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2" office:value-type="string">
                  <text:p text:style-name="P4">Vaccination Name</text:p>
                </table:table-cell>
                <table:covered-table-cell/>
                <table:table-cell table:style-name="Table1.A2.1.1" office:value-type="string">
                  <text:p text:style-name="P4">Date Required</text:p>
                </table:table-cell>
                <table:table-cell table:style-name="Table1.A2.1.1" office:value-type="string">
                  <text:p text:style-name="P4">Date Given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1&gt;&gt;</text:p>
                </table:table-cell>
                <table:covered-table-cell/>
                <table:table-cell table:style-name="Table1.A2.1.2" office:value-type="string">
                  <text:p text:style-name="P5">&lt;&lt;VaccinationRequired1&gt;&gt;</text:p>
                </table:table-cell>
                <table:table-cell table:style-name="Table1.A2.1.2" office:value-type="string">
                  <text:p text:style-name="P5">&lt;&lt;VaccinationGiven1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2&gt;&gt;</text:p>
                </table:table-cell>
                <table:covered-table-cell/>
                <table:table-cell table:style-name="Table1.A2.1.2" office:value-type="string">
                  <text:p text:style-name="P5">&lt;&lt;VaccinationRequired2&gt;&gt;</text:p>
                </table:table-cell>
                <table:table-cell table:style-name="Table1.A2.1.2" office:value-type="string">
                  <text:p text:style-name="P5">&lt;&lt;VaccinationGiven2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3&gt;&gt;</text:p>
                </table:table-cell>
                <table:covered-table-cell/>
                <table:table-cell table:style-name="Table1.A2.1.2" office:value-type="string">
                  <text:p text:style-name="P5">&lt;&lt;VaccinationRequired3&gt;&gt;</text:p>
                </table:table-cell>
                <table:table-cell table:style-name="Table1.A2.1.2" office:value-type="string">
                  <text:p text:style-name="P5">&lt;&lt;VaccinationGiven3&gt;&gt;</text:p>
                </table:table-cell>
              </table:table-row>
              <table:table-row table:style-name="Table1.A2.5">
                <table:table-cell table:style-name="Table1.A2.1.1" table:number-columns-spanned="2" office:value-type="string">
                  <text:p text:style-name="P5">&lt;&lt;VaccinationName4&gt;&gt;</text:p>
                </table:table-cell>
                <table:covered-table-cell/>
                <table:table-cell table:style-name="Table1.A2.1.1" office:value-type="string">
                  <text:p text:style-name="P5">&lt;&lt;VaccinationRequired4&gt;&gt;</text:p>
                </table:table-cell>
                <table:table-cell table:style-name="Table1.A2.1.1" office:value-type="string">
                  <text:p text:style-name="P5">&lt;&lt;VaccinationGiven4&gt;&gt;</text:p>
                </table:table-cell>
              </table:table-row>
            </table:table>
          </table:table-cell>
          <table:table-cell table:style-name="Table1.B2" office:value-type="string">
            <text:p text:style-name="Standard">Comments (not available to the public)</text:p>
            <text:p text:style-name="P2">&lt;&lt;HiddenAnimalDetails&g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&lt;&lt;AnimalTypeName&gt;&gt; Animal Details</dc:title>
    <meta:initial-creator>Unknown User</meta:initial-creator>
    <meta:creation-date>2002-01-07T16:26:00</meta:creation-date>
    <dc:date>2004-09-21T12:41:19</dc:date>
    <meta:print-date>2002-01-07T15:39:00</meta:print-date>
    <dc:language>en-US</dc:language>
    <meta:editing-cycles>6</meta:editing-cycles>
    <meta:editing-duration>PT1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3" meta:word-count="80" meta:character-count="929"/>
  </office:meta>
</office:document-meta>
</file>